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8-9-2017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 development plan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80developmentplan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table:number-columns-repeated="2" office:value-type="string" calcext:value-type="string">
            <text:p>Group</text:p>
          </table:table-cell>
          <table:table-cell office:value-type="string" calcext:value-type="string">
            <text:p>1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B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framework research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java_frameworks_backend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proposal</text:p>
          </table:table-cell>
          <table:table-cell office:value-type="string" calcext:value-type="string">
            <text:p>23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5proposals\java_backend_proposal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F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 architecture</text:p>
          </table:table-cell>
          <table:table-cell office:value-type="string" calcext:value-type="string">
            <text:p>26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configuration_item_tabl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ups</text:p>
          </table:table-cell>
          <table:table-cell office:value-type="string" calcext:value-type="string">
            <text:p>26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70design\mockup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 table:number-rows-repeated="37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59:45.93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26T14:05:19.059000000</dc:date>
    <meta:editing-duration>PT42M27S</meta:editing-duration>
    <meta:editing-cycles>17</meta:editing-cycles>
    <meta:generator>LibreOffice/5.3.0.3$Windows_x86 LibreOffice_project/7074905676c47b82bbcfbea1aeefc84afe1c50e1</meta:generator>
    <meta:document-statistic meta:table-count="1" meta:cell-count="188" meta:object-count="0"/>
  </office:meta>
</office:document-meta>
</file>